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42256" calcext:value-type="float">
            <text:p>106.44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74744" calcext:value-type="float">
            <text:p>105.77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202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27144" calcext:value-type="float">
            <text:p>105.92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5128" calcext:value-type="float">
            <text:p>104.2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664" calcext:value-type="float">
            <text:p>102.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0464" calcext:value-type="float">
            <text:p>102.0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2017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2576" calcext:value-type="float">
            <text:p>101.3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0328" calcext:value-type="float">
            <text:p>100.1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2015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7744" calcext:value-type="float">
            <text:p>99.2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201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201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1424" calcext:value-type="float">
            <text:p>98.2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201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3792" calcext:value-type="float">
            <text:p>96.63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201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9936" calcext:value-type="float">
            <text:p>95.4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0992" calcext:value-type="float">
            <text:p>93.2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200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7888" calcext:value-type="float">
            <text:p>92.0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200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5592" calcext:value-type="float">
            <text:p>88.1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2004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200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200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200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7408" calcext:value-type="float">
            <text:p>80.6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9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9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9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9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9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9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9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9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3792" calcext:value-type="float">
            <text:p>66.1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9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8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8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7856" calcext:value-type="float">
            <text:p>63.6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8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4808" calcext:value-type="float">
            <text:p>63.6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8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8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8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8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7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7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201</text:p>
          </table:table-cell>
          <table:table-cell office:value-type="string" calcext:value-type="string">
            <text:p>1966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